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72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3.579cm"/>
    </style:style>
    <style:style style:name="co5" style:family="table-column">
      <style:table-column-properties fo:break-before="auto" style:column-width="13.039cm"/>
    </style:style>
    <style:style style:name="co6" style:family="table-column">
      <style:table-column-properties fo:break-before="auto" style:column-width="16.087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igital_Cloc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igital Clock – BOM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mp name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6378"/>
        </table:table-row>
        <table:table-row table:style-name="ro2">
          <table:table-cell table:style-name="ce4" office:value-type="string" calcext:value-type="string">
            <text:p>BT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3V CR203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Digital_Clock:BatteryHolder_ComfortableElectronic_CH273-2450_1x2450</text:p>
          </table:table-cell>
          <table:table-cell office:value-type="string" calcext:value-type="string">
            <text:p>Single-cell battery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C1, C3, C5, C6, C7, C10, C12, C14, C15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tal_Clock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tal_Clock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C4, C9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igital_Clock:C_1206_3216Metric</text:p>
          </table:table-cell>
          <table:table-cell office:value-type="string" calcext:value-type="string">
            <text:p>Unpolarized capaci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C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100uF/10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Digital_Clock:CP_Radial_D5.0mm_P2.00mm</text:p>
          </table:table-cell>
          <table:table-cell office:value-type="string" calcext:value-type="string">
            <text:p>Polarized capaci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C11, C1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Digital_Clock:CP_EIA-3216-18_Kemet-A</text:p>
          </table:table-cell>
          <table:table-cell office:value-type="string" calcext:value-type="string">
            <text:p>Polarized capaci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4SMAJ5.0A</text:p>
          </table:table-cell>
          <table:table-cell office:value-type="string" calcext:value-type="string">
            <text:p>SMAJ5.0A</text:p>
          </table:table-cell>
          <table:table-cell office:value-type="string" calcext:value-type="string">
            <text:p>Digital_Clock:D_SMA</text:p>
          </table:table-cell>
          <table:table-cell office:value-type="string" calcext:value-type="string">
            <text:p>400W unidirectional Transient Voltage Suppressor, 5.0Vr, SMA(DO-214AC)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F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N050-08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Digital_Clock:Fuse_1206_3216Metric</text:p>
          </table:table-cell>
          <table:table-cell office:value-type="string" calcext:value-type="string">
            <text:p>Resettable fuse, polymeric positive temperature coefficient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Digital_Clock:BarrelJack_Horizontal</text:p>
          </table:table-cell>
          <table:table-cell office:value-type="string" calcext:value-type="string">
            <text:p>DC Barrel Jack with an internal switch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Digital_Clock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R1, R2, R6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gital_Clock:R_1206_3216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R3, R4, R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gital_Clock:R_1206_3216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R7, R8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igital_Clock:R_1206_3216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SW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Digital_Clock:SW_PUSH_6mm_H13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SW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Digital_Clock:SW_PUSH_6mm_H13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SW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Digital_Clock:SW_PUSH_6mm_H13mm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office:value-type="string" calcext:value-type="string">
            <text:p>Digital_Clock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U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office:value-type="string" calcext:value-type="string">
            <text:p>STM32L031F6Px</text:p>
          </table:table-cell>
          <table:table-cell office:value-type="string" calcext:value-type="string">
            <text:p>Digital_Clock:TSSOP-20_4.4x6.5mm_P0.65mm</text:p>
          </table:table-cell>
          <table:table-cell office:value-type="string" calcext:value-type="string">
            <text:p>STMicroelectronics Arm Cortex-M0+ MCU, 32KB flash, 8KB RAM, 32 MHz, 1.8-3.6V, 16 GPIO, TSSOP20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U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HT7533-1</text:p>
          </table:table-cell>
          <table:table-cell office:value-type="string" calcext:value-type="string">
            <text:p>HT75xx-1-SOT89</text:p>
          </table:table-cell>
          <table:table-cell office:value-type="string" calcext:value-type="string">
            <text:p>Digital_Clock:SOT-89-3</text:p>
          </table:table-cell>
          <table:table-cell office:value-type="string" calcext:value-type="string">
            <text:p>100mA Low Dropout Voltage Regulator, Fixed Output, SOT89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U4, U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office:value-type="string" calcext:value-type="string">
            <text:p>TLC59283DBQR</text:p>
          </table:table-cell>
          <table:table-cell office:value-type="string" calcext:value-type="string">
            <text:p>Digital_Clock:QSOP-24_3.9x8.7mm_P0.635mm</text:p>
          </table:table-cell>
          <table:table-cell office:value-type="string" calcext:value-type="string">
            <text:p>16-channel LED driver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U6, U7, U8, U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office:value-type="string" calcext:value-type="string">
            <text:p>LSD150BAG-101</text:p>
          </table:table-cell>
          <table:table-cell office:value-type="string" calcext:value-type="string">
            <text:p>Digital_Clock:LSD150BAG-101</text:p>
          </table:table-cell>
          <table:table-cell office:value-type="string" calcext:value-type="string">
            <text:p>Green Single-digit Numeric Display with white white diffused lens, common anode</text:p>
          </table:table-cell>
          <table:table-cell table:number-columns-repeated="16378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7T14:02:54.695000000</dc:date>
    <meta:editing-duration>PT1H21M46S</meta:editing-duration>
    <meta:editing-cycles>3</meta:editing-cycles>
    <meta:generator>LibreOffice/7.4.6.2$Windows_X86_64 LibreOffice_project/5b1f5509c2decdade7fda905e3e1429a67acd63d</meta:generator>
    <meta:document-statistic meta:table-count="1" meta:cell-count="133" meta:object-count="0"/>
  </office:meta>
</office:document-meta>
</file>